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1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0.708cm" svg:height="0.63cm" svg:x="4.795cm" svg:y="14.972cm">
              <draw:text-box>
                <text:p text:style-name="P1"><text:span text:style-name="T1">0</text:span></text:p>
              </draw:text-box>
            </draw:frame>
            <draw:line draw:style-name="gr2" draw:text-style-name="P3" draw:layer="layout" svg:x1="5.172cm" svg:y1="14.672cm" svg:x2="5.172cm" svg:y2="14.971cm">
              <text:p/>
            </draw:line>
            <draw:line draw:style-name="gr3" draw:text-style-name="P3" draw:layer="layout" svg:x1="7.839cm" svg:y1="14.722cm" svg:x2="7.839cm" svg:y2="14.921cm">
              <text:p/>
            </draw:line>
            <draw:line draw:style-name="gr3" draw:text-style-name="P3" draw:layer="layout" svg:x1="10.499cm" svg:y1="14.722cm" svg:x2="10.499cm" svg:y2="14.921cm">
              <text:p/>
            </draw:line>
            <draw:frame draw:style-name="gr1" draw:text-style-name="P2" draw:layer="layout" svg:width="0.708cm" svg:height="0.63cm" svg:x="12.795cm" svg:y="14.972cm">
              <draw:text-box>
                <text:p text:style-name="P1"><text:span text:style-name="T1">1</text:span></text:p>
              </draw:text-box>
            </draw:frame>
            <draw:line draw:style-name="gr2" draw:text-style-name="P3" draw:layer="layout" svg:x1="13.166cm" svg:y1="14.672cm" svg:x2="13.166cm" svg:y2="14.971cm">
              <text:p/>
            </draw:line>
            <draw:line draw:style-name="gr3" draw:text-style-name="P3" draw:layer="layout" svg:x1="15.833cm" svg:y1="14.722cm" svg:x2="15.833cm" svg:y2="14.921cm">
              <text:p/>
            </draw:line>
            <draw:line draw:style-name="gr4" draw:text-style-name="P4" draw:layer="layout" svg:x1="5.172cm" svg:y1="14.82cm" svg:x2="17.172cm" svg:y2="14.82cm">
              <text:p/>
            </draw:line>
          </draw:g>
          <draw:g>
            <draw:frame draw:style-name="gr1" draw:text-style-name="P2" draw:layer="layout" svg:width="0.708cm" svg:height="0.63cm" svg:x="4.795cm" svg:y="16.072cm">
              <draw:text-box>
                <text:p text:style-name="P1"><text:span text:style-name="T1">0</text:span></text:p>
              </draw:text-box>
            </draw:frame>
            <draw:line draw:style-name="gr2" draw:text-style-name="P3" draw:layer="layout" svg:x1="5.172cm" svg:y1="15.772cm" svg:x2="5.172cm" svg:y2="16.071cm">
              <text:p/>
            </draw:line>
            <draw:line draw:style-name="gr3" draw:text-style-name="P3" draw:layer="layout" svg:x1="7.167cm" svg:y1="15.82cm" svg:x2="7.167cm" svg:y2="16.019cm">
              <text:p/>
            </draw:line>
            <draw:line draw:style-name="gr3" draw:text-style-name="P3" draw:layer="layout" svg:x1="9.169cm" svg:y1="15.82cm" svg:x2="9.169cm" svg:y2="16.019cm">
              <text:p/>
            </draw:line>
            <draw:line draw:style-name="gr3" draw:text-style-name="P3" draw:layer="layout" svg:x1="11.171cm" svg:y1="15.82cm" svg:x2="11.171cm" svg:y2="16.019cm">
              <text:p/>
            </draw:line>
            <draw:frame draw:style-name="gr1" draw:text-style-name="P2" draw:layer="layout" svg:width="0.708cm" svg:height="0.63cm" svg:x="12.795cm" svg:y="16.072cm">
              <draw:text-box>
                <text:p text:style-name="P1"><text:span text:style-name="T1">1</text:span></text:p>
              </draw:text-box>
            </draw:frame>
            <draw:line draw:style-name="gr2" draw:text-style-name="P3" draw:layer="layout" svg:x1="13.166cm" svg:y1="15.772cm" svg:x2="13.166cm" svg:y2="16.071cm">
              <text:p/>
            </draw:line>
            <draw:line draw:style-name="gr3" draw:text-style-name="P3" draw:layer="layout" svg:x1="15.168cm" svg:y1="15.82cm" svg:x2="15.168cm" svg:y2="16.019cm">
              <text:p/>
            </draw:line>
            <draw:line draw:style-name="gr4" draw:text-style-name="P4" draw:layer="layout" svg:x1="5.172cm" svg:y1="15.917cm" svg:x2="17.172cm" svg:y2="15.917cm">
              <text:p/>
            </draw:line>
          </draw:g>
          <draw:g>
            <draw:frame draw:style-name="gr1" draw:text-style-name="P2" draw:layer="layout" svg:width="0.708cm" svg:height="0.63cm" svg:x="4.804cm" svg:y="17.137cm">
              <draw:text-box>
                <text:p text:style-name="P1"><text:span text:style-name="T1">0</text:span></text:p>
              </draw:text-box>
            </draw:frame>
            <draw:line draw:style-name="gr2" draw:text-style-name="P3" draw:layer="layout" svg:x1="5.181cm" svg:y1="16.837cm" svg:x2="5.181cm" svg:y2="17.136cm">
              <text:p/>
            </draw:line>
            <draw:line draw:style-name="gr3" draw:text-style-name="P3" draw:layer="layout" svg:x1="6.511cm" svg:y1="16.887cm" svg:x2="6.511cm" svg:y2="17.086cm">
              <text:p/>
            </draw:line>
            <draw:line draw:style-name="gr3" draw:text-style-name="P3" draw:layer="layout" svg:x1="7.848cm" svg:y1="16.887cm" svg:x2="7.848cm" svg:y2="17.086cm">
              <text:p/>
            </draw:line>
            <draw:line draw:style-name="gr3" draw:text-style-name="P3" draw:layer="layout" svg:x1="9.178cm" svg:y1="16.887cm" svg:x2="9.178cm" svg:y2="17.086cm">
              <text:p/>
            </draw:line>
            <draw:line draw:style-name="gr3" draw:text-style-name="P3" draw:layer="layout" svg:x1="10.508cm" svg:y1="16.887cm" svg:x2="10.508cm" svg:y2="17.086cm">
              <text:p/>
            </draw:line>
            <draw:line draw:style-name="gr3" draw:text-style-name="P3" draw:layer="layout" svg:x1="11.845cm" svg:y1="16.887cm" svg:x2="11.845cm" svg:y2="17.086cm">
              <text:p/>
            </draw:line>
            <draw:frame draw:style-name="gr1" draw:text-style-name="P2" draw:layer="layout" svg:width="0.708cm" svg:height="0.63cm" svg:x="12.804cm" svg:y="17.137cm">
              <draw:text-box>
                <text:p text:style-name="P1"><text:span text:style-name="T1">1</text:span></text:p>
              </draw:text-box>
            </draw:frame>
            <draw:line draw:style-name="gr2" draw:text-style-name="P3" draw:layer="layout" svg:x1="13.175cm" svg:y1="16.837cm" svg:x2="13.175cm" svg:y2="17.136cm">
              <text:p/>
            </draw:line>
            <draw:line draw:style-name="gr3" draw:text-style-name="P3" draw:layer="layout" svg:x1="14.512cm" svg:y1="16.887cm" svg:x2="14.512cm" svg:y2="17.086cm">
              <text:p/>
            </draw:line>
            <draw:line draw:style-name="gr3" draw:text-style-name="P3" draw:layer="layout" svg:x1="15.842cm" svg:y1="16.887cm" svg:x2="15.842cm" svg:y2="17.086cm">
              <text:p/>
            </draw:line>
            <draw:line draw:style-name="gr4" draw:text-style-name="P4" draw:layer="layout" svg:x1="5.181cm" svg:y1="16.989cm" svg:x2="17.181cm" svg:y2="16.989cm">
              <text:p/>
            </draw:line>
          </draw:g>
          <draw:g>
            <draw:frame draw:style-name="gr1" draw:text-style-name="P2" draw:layer="layout" svg:width="0.708cm" svg:height="0.63cm" svg:x="4.804cm" svg:y="18.237cm">
              <draw:text-box>
                <text:p text:style-name="P1"><text:span text:style-name="T1">0</text:span></text:p>
              </draw:text-box>
            </draw:frame>
            <draw:line draw:style-name="gr2" draw:text-style-name="P3" draw:layer="layout" svg:x1="5.181cm" svg:y1="17.937cm" svg:x2="5.181cm" svg:y2="18.236cm">
              <text:p/>
            </draw:line>
            <draw:line draw:style-name="gr3" draw:text-style-name="P3" draw:layer="layout" svg:x1="6.175cm" svg:y1="17.985cm" svg:x2="6.175cm" svg:y2="18.184cm">
              <text:p/>
            </draw:line>
            <draw:line draw:style-name="gr3" draw:text-style-name="P3" draw:layer="layout" svg:x1="7.176cm" svg:y1="17.985cm" svg:x2="7.176cm" svg:y2="18.184cm">
              <text:p/>
            </draw:line>
            <draw:line draw:style-name="gr3" draw:text-style-name="P3" draw:layer="layout" svg:x1="8.177cm" svg:y1="17.985cm" svg:x2="8.177cm" svg:y2="18.184cm">
              <text:p/>
            </draw:line>
            <draw:line draw:style-name="gr3" draw:text-style-name="P3" draw:layer="layout" svg:x1="9.178cm" svg:y1="17.985cm" svg:x2="9.178cm" svg:y2="18.184cm">
              <text:p/>
            </draw:line>
            <draw:line draw:style-name="gr3" draw:text-style-name="P3" draw:layer="layout" svg:x1="10.179cm" svg:y1="17.985cm" svg:x2="10.179cm" svg:y2="18.184cm">
              <text:p/>
            </draw:line>
            <draw:line draw:style-name="gr3" draw:text-style-name="P3" draw:layer="layout" svg:x1="11.18cm" svg:y1="17.985cm" svg:x2="11.18cm" svg:y2="18.184cm">
              <text:p/>
            </draw:line>
            <draw:line draw:style-name="gr3" draw:text-style-name="P3" draw:layer="layout" svg:x1="12.174cm" svg:y1="17.985cm" svg:x2="12.174cm" svg:y2="18.184cm">
              <text:p/>
            </draw:line>
            <draw:frame draw:style-name="gr1" draw:text-style-name="P2" draw:layer="layout" svg:width="0.708cm" svg:height="0.63cm" svg:x="12.804cm" svg:y="18.237cm">
              <draw:text-box>
                <text:p text:style-name="P1"><text:span text:style-name="T1">1</text:span></text:p>
              </draw:text-box>
            </draw:frame>
            <draw:line draw:style-name="gr2" draw:text-style-name="P3" draw:layer="layout" svg:x1="13.175cm" svg:y1="17.937cm" svg:x2="13.175cm" svg:y2="18.236cm">
              <text:p/>
            </draw:line>
            <draw:line draw:style-name="gr3" draw:text-style-name="P3" draw:layer="layout" svg:x1="14.176cm" svg:y1="17.985cm" svg:x2="14.176cm" svg:y2="18.184cm">
              <text:p/>
            </draw:line>
            <draw:line draw:style-name="gr3" draw:text-style-name="P3" draw:layer="layout" svg:x1="15.177cm" svg:y1="17.985cm" svg:x2="15.177cm" svg:y2="18.184cm">
              <text:p/>
            </draw:line>
            <draw:line draw:style-name="gr3" draw:text-style-name="P3" draw:layer="layout" svg:x1="16.178cm" svg:y1="17.985cm" svg:x2="16.178cm" svg:y2="18.184cm">
              <text:p/>
            </draw:line>
            <draw:line draw:style-name="gr4" draw:text-style-name="P4" draw:layer="layout" svg:x1="5.181cm" svg:y1="18.082cm" svg:x2="17.181cm" svg:y2="18.082cm">
              <text:p/>
            </draw:line>
          </draw:g>
          <draw:g>
            <draw:frame draw:style-name="gr1" draw:text-style-name="P2" draw:layer="layout" svg:width="0.708cm" svg:height="0.63cm" svg:x="4.804cm" svg:y="19.279cm">
              <draw:text-box>
                <text:p text:style-name="P1"><text:span text:style-name="T1">0</text:span></text:p>
              </draw:text-box>
            </draw:frame>
            <draw:line draw:style-name="gr2" draw:text-style-name="P3" draw:layer="layout" svg:x1="5.181cm" svg:y1="18.979cm" svg:x2="5.181cm" svg:y2="19.278cm">
              <text:p/>
            </draw:line>
            <draw:line draw:style-name="gr3" draw:text-style-name="P3" draw:layer="layout" svg:x1="5.846cm" svg:y1="19.027cm" svg:x2="5.846cm" svg:y2="19.226cm">
              <text:p/>
            </draw:line>
            <draw:line draw:style-name="gr3" draw:text-style-name="P3" draw:layer="layout" svg:x1="6.511cm" svg:y1="19.027cm" svg:x2="6.511cm" svg:y2="19.226cm">
              <text:p/>
            </draw:line>
            <draw:line draw:style-name="gr3" draw:text-style-name="P3" draw:layer="layout" svg:x1="7.176cm" svg:y1="19.027cm" svg:x2="7.176cm" svg:y2="19.226cm">
              <text:p/>
            </draw:line>
            <draw:line draw:style-name="gr3" draw:text-style-name="P3" draw:layer="layout" svg:x1="7.848cm" svg:y1="19.027cm" svg:x2="7.848cm" svg:y2="19.226cm">
              <text:p/>
            </draw:line>
            <draw:line draw:style-name="gr3" draw:text-style-name="P3" draw:layer="layout" svg:x1="8.513cm" svg:y1="19.027cm" svg:x2="8.513cm" svg:y2="19.226cm">
              <text:p/>
            </draw:line>
            <draw:line draw:style-name="gr3" draw:text-style-name="P3" draw:layer="layout" svg:x1="9.178cm" svg:y1="19.027cm" svg:x2="9.178cm" svg:y2="19.226cm">
              <text:p/>
            </draw:line>
            <draw:line draw:style-name="gr3" draw:text-style-name="P3" draw:layer="layout" svg:x1="9.843cm" svg:y1="19.027cm" svg:x2="9.843cm" svg:y2="19.226cm">
              <text:p/>
            </draw:line>
            <draw:line draw:style-name="gr3" draw:text-style-name="P3" draw:layer="layout" svg:x1="10.508cm" svg:y1="19.027cm" svg:x2="10.508cm" svg:y2="19.226cm">
              <text:p/>
            </draw:line>
            <draw:line draw:style-name="gr3" draw:text-style-name="P3" draw:layer="layout" svg:x1="11.18cm" svg:y1="19.027cm" svg:x2="11.18cm" svg:y2="19.226cm">
              <text:p/>
            </draw:line>
            <draw:line draw:style-name="gr3" draw:text-style-name="P3" draw:layer="layout" svg:x1="11.845cm" svg:y1="19.027cm" svg:x2="11.845cm" svg:y2="19.226cm">
              <text:p/>
            </draw:line>
            <draw:line draw:style-name="gr3" draw:text-style-name="P3" draw:layer="layout" svg:x1="12.51cm" svg:y1="19.027cm" svg:x2="12.51cm" svg:y2="19.226cm">
              <text:p/>
            </draw:line>
            <draw:frame draw:style-name="gr1" draw:text-style-name="P2" draw:layer="layout" svg:width="0.708cm" svg:height="0.63cm" svg:x="12.804cm" svg:y="19.279cm">
              <draw:text-box>
                <text:p text:style-name="P1"><text:span text:style-name="T1">1</text:span></text:p>
              </draw:text-box>
            </draw:frame>
            <draw:line draw:style-name="gr2" draw:text-style-name="P3" draw:layer="layout" svg:x1="13.175cm" svg:y1="18.979cm" svg:x2="13.175cm" svg:y2="19.278cm">
              <text:p/>
            </draw:line>
            <draw:line draw:style-name="gr3" draw:text-style-name="P3" draw:layer="layout" svg:x1="13.847cm" svg:y1="19.027cm" svg:x2="13.847cm" svg:y2="19.226cm">
              <text:p/>
            </draw:line>
            <draw:line draw:style-name="gr3" draw:text-style-name="P3" draw:layer="layout" svg:x1="14.512cm" svg:y1="19.027cm" svg:x2="14.512cm" svg:y2="19.226cm">
              <text:p/>
            </draw:line>
            <draw:line draw:style-name="gr3" draw:text-style-name="P3" draw:layer="layout" svg:x1="15.177cm" svg:y1="19.027cm" svg:x2="15.177cm" svg:y2="19.226cm">
              <text:p/>
            </draw:line>
            <draw:line draw:style-name="gr3" draw:text-style-name="P3" draw:layer="layout" svg:x1="15.842cm" svg:y1="19.027cm" svg:x2="15.842cm" svg:y2="19.226cm">
              <text:p/>
            </draw:line>
            <draw:line draw:style-name="gr3" draw:text-style-name="P3" draw:layer="layout" svg:x1="16.514cm" svg:y1="19.027cm" svg:x2="16.514cm" svg:y2="19.226cm">
              <text:p/>
            </draw:line>
            <draw:line draw:style-name="gr4" draw:text-style-name="P4" draw:layer="layout" svg:x1="5.181cm" svg:y1="19.138cm" svg:x2="17.181cm" svg:y2="19.13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16:50.638639420</meta:creation-date>
    <dc:date>2018-05-03T13:19:04.162731579</dc:date>
    <meta:editing-duration>PT2M13S</meta:editing-duration>
    <meta:editing-cycles>1</meta:editing-cycles>
    <meta:document-statistic meta:object-count="71"/>
    <meta:generator>LibreOffice/6.0.0.3$MacOSX_X86_64 LibreOffice_project/64a0f66915f38c6217de274f0aa8e15618924765</meta:generator>
  </office:meta>
</office:document-meta>
</file>